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UBPROC" style:family="table">
      <style:table-properties style:width="25.702cm" table:align="margins"/>
    </style:style>
    <style:style style:name="SUBPROC.A" style:family="table-column">
      <style:table-column-properties style:column-width="1.476cm" style:rel-column-width="3764*"/>
    </style:style>
    <style:style style:name="SUBPROC.B" style:family="table-column">
      <style:table-column-properties style:column-width="24.2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METRICS" style:display-name="TABLE_METRICS" style:family="table">
      <style:table-properties style:width="25.702cm" table:align="margins"/>
    </style:style>
    <style:style style:name="TABLE_5f_METRICS.A" style:display-name="TABLE_METRICS.A" style:family="table-column">
      <style:table-column-properties style:column-width="1.476cm" style:rel-column-width="3764*"/>
    </style:style>
    <style:style style:name="TABLE_5f_METRICS.B" style:display-name="TABLE_METRICS.B" style:family="table-column">
      <style:table-column-properties style:column-width="24.225cm" style:rel-column-width="61771*"/>
    </style:style>
    <style:style style:name="TABLE_5f_METRICS.A1" style:display-name="TABLE_METRICS.A1" style:family="table-cell">
      <style:table-cell-properties fo:padding="0cm" fo:border="none"/>
    </style:style>
    <style:style style:name="TABLE_5f_DOCS" style:display-name="TABLE_DOCS" style:family="table">
      <style:table-properties style:width="25.702cm" table:align="margins"/>
    </style:style>
    <style:style style:name="TABLE_5f_DOCS.A" style:display-name="TABLE_DOCS.A" style:family="table-column">
      <style:table-column-properties style:column-width="1.476cm" style:rel-column-width="3764*"/>
    </style:style>
    <style:style style:name="TABLE_5f_DOCS.B" style:display-name="TABLE_DOCS.B" style:family="table-column">
      <style:table-column-properties style:column-width="24.2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CONTRACTS" style:display-name="TABLE_CONTRACTS" style:family="table">
      <style:table-properties style:width="25.702cm" table:align="margins"/>
    </style:style>
    <style:style style:name="TABLE_5f_CONTRACTS.A" style:display-name="TABLE_CONTRACTS.A" style:family="table-column">
      <style:table-column-properties style:column-width="25.702cm" style:rel-column-width="65535*"/>
    </style:style>
    <style:style style:name="TABLE_5f_CONTRACTS.1" style:display-name="TABLE_CONTRACTS.1" style:family="table-row">
      <style:table-row-properties fo:keep-together="always"/>
    </style:style>
    <style:style style:name="TABLE_5f_CONTRACTS.A1" style:display-name="TABLE_CONTRACTS.A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25.702cm" table:align="margins"/>
    </style:style>
    <style:style style:name="TABLE_5f_PLACES.A" style:display-name="TABLE_PLACES.A" style:family="table-column">
      <style:table-column-properties style:column-width="1.593cm" style:rel-column-width="4062*"/>
    </style:style>
    <style:style style:name="TABLE_5f_PLACES.B" style:display-name="TABLE_PLACES.B" style:family="table-column">
      <style:table-column-properties style:column-width="5.865cm" style:rel-column-width="14953*"/>
    </style:style>
    <style:style style:name="TABLE_5f_PLACES.C" style:display-name="TABLE_PLACES.C" style:family="table-column">
      <style:table-column-properties style:column-width="2.215cm" style:rel-column-width="5647*"/>
    </style:style>
    <style:style style:name="TABLE_5f_PLACES.D" style:display-name="TABLE_PLACES.D" style:family="table-column">
      <style:table-column-properties style:column-width="16.03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25.702cm" table:align="margins"/>
    </style:style>
    <style:style style:name="TABLE_5f_BAPPS.A" style:display-name="TABLE_BAPPS.A" style:family="table-column">
      <style:table-column-properties style:column-width="1.436cm" style:rel-column-width="3659*"/>
    </style:style>
    <style:style style:name="TABLE_5f_BAPPS.B" style:display-name="TABLE_BAPPS.B" style:family="table-column">
      <style:table-column-properties style:column-width="4.623cm" style:rel-column-width="11789*"/>
    </style:style>
    <style:style style:name="TABLE_5f_BAPPS.C" style:display-name="TABLE_BAPPS.C" style:family="table-column">
      <style:table-column-properties style:column-width="7.89cm" style:rel-column-width="20118*"/>
    </style:style>
    <style:style style:name="TABLE_5f_BAPPS.D" style:display-name="TABLE_BAPPS.D" style:family="table-column">
      <style:table-column-properties style:column-width="11.75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9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6.205cm"/>
    </style:style>
    <style:style style:name="IRESOURCES.D" style:family="table-column">
      <style:table-column-properties style:column-width="6.8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25.702cm" table:align="margins"/>
    </style:style>
    <style:style style:name="TABLE_5f_ROLES.A" style:display-name="TABLE_ROLES.A" style:family="table-column">
      <style:table-column-properties style:column-width="1.476cm" style:rel-column-width="3764*"/>
    </style:style>
    <style:style style:name="TABLE_5f_ROLES.B" style:display-name="TABLE_ROLES.B" style:family="table-column">
      <style:table-column-properties style:column-width="7.343cm" style:rel-column-width="18725*"/>
    </style:style>
    <style:style style:name="TABLE_5f_ROLES.C" style:display-name="TABLE_ROLES.C" style:family="table-column">
      <style:table-column-properties style:column-width="16.882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9bab"/>
    </style:style>
    <style:style style:name="P5" style:family="paragraph" style:parent-style-name="Text_20_body">
      <style:text-properties officeooo:rsid="004a899b" officeooo:paragraph-rsid="004a899b"/>
    </style:style>
    <style:style style:name="P6" style:family="paragraph" style:parent-style-name="Text_20_body">
      <style:text-properties officeooo:rsid="004e204d" officeooo:paragraph-rsid="004e204d"/>
    </style:style>
    <style:style style:name="P7" style:family="paragraph" style:parent-style-name="Text_20_body">
      <style:text-properties officeooo:rsid="004e204d" officeooo:paragraph-rsid="00515454"/>
    </style:style>
    <style:style style:name="P8" style:family="paragraph" style:parent-style-name="Text_20_body">
      <style:text-properties officeooo:rsid="004e204d" officeooo:paragraph-rsid="004fda4d"/>
    </style:style>
    <style:style style:name="P9" style:family="paragraph" style:parent-style-name="Text_20_body">
      <style:text-properties officeooo:rsid="004af7fb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4afa94" officeooo:paragraph-rsid="00592fa1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78a59c" officeooo:paragraph-rsid="0078a59c" style:font-weight-asian="normal" style:font-weight-complex="normal"/>
    </style:style>
    <style:style style:name="P12" style:family="paragraph" style:parent-style-name="Text_20_body">
      <style:text-properties officeooo:rsid="002103be" officeooo:paragraph-rsid="0056e572"/>
    </style:style>
    <style:style style:name="P13" style:family="paragraph" style:parent-style-name="Text_20_body">
      <style:text-properties officeooo:rsid="001ece33" officeooo:paragraph-rsid="006a41bf"/>
    </style:style>
    <style:style style:name="P14" style:family="paragraph" style:parent-style-name="Text_20_body">
      <style:text-properties fo:font-weight="bold" officeooo:paragraph-rsid="006a41bf" style:font-weight-asian="bold" style:font-weight-complex="bold"/>
    </style:style>
    <style:style style:name="P15" style:family="paragraph" style:parent-style-name="Text_20_body">
      <style:text-properties officeooo:paragraph-rsid="006f293e"/>
    </style:style>
    <style:style style:name="P16" style:family="paragraph" style:parent-style-name="Text_20_body">
      <style:paragraph-properties fo:text-align="start" style:justify-single-word="false"/>
      <style:text-properties officeooo:rsid="001170c5" officeooo:paragraph-rsid="006f293e"/>
    </style:style>
    <style:style style:name="P17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8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0" style:family="paragraph" style:parent-style-name="Table_20_Contents">
      <style:text-properties officeooo:rsid="0025af9a" officeooo:paragraph-rsid="00292b66"/>
    </style:style>
    <style:style style:name="P21" style:family="paragraph" style:parent-style-name="Table_20_Contents">
      <style:text-properties officeooo:rsid="0025af9a" officeooo:paragraph-rsid="0025af9a"/>
    </style:style>
    <style:style style:name="P22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3" style:family="paragraph" style:parent-style-name="Table_20_Contents">
      <style:text-properties officeooo:rsid="0035e7b6" officeooo:paragraph-rsid="0035e7b6"/>
    </style:style>
    <style:style style:name="P24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5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6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27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28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0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1" style:family="paragraph" style:parent-style-name="Table_20_Contents">
      <style:text-properties officeooo:rsid="005f8253" officeooo:paragraph-rsid="005f8253"/>
    </style:style>
    <style:style style:name="P32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33" style:family="paragraph" style:parent-style-name="Table_20_Contents">
      <style:text-properties officeooo:rsid="00479359" officeooo:paragraph-rsid="00479359"/>
    </style:style>
    <style:style style:name="P34" style:family="paragraph" style:parent-style-name="Table_20_Contents">
      <style:text-properties officeooo:rsid="0065dea9" officeooo:paragraph-rsid="0065dea9"/>
    </style:style>
    <style:style style:name="P35" style:family="paragraph" style:parent-style-name="Table_20_Contents">
      <style:paragraph-properties fo:text-align="start" style:justify-single-word="false"/>
      <style:text-properties officeooo:rsid="0065dea9" officeooo:paragraph-rsid="0065dea9"/>
    </style:style>
    <style:style style:name="P36" style:family="paragraph" style:parent-style-name="Table_20_Contents">
      <style:text-properties officeooo:rsid="001dcb08" officeooo:paragraph-rsid="0068d84c"/>
    </style:style>
    <style:style style:name="P37" style:family="paragraph" style:parent-style-name="Table_20_Contents">
      <style:text-properties officeooo:rsid="001dcb08" officeooo:paragraph-rsid="006a41bf"/>
    </style:style>
    <style:style style:name="P38" style:family="paragraph" style:parent-style-name="Table_20_Contents">
      <style:paragraph-properties fo:text-align="justify" style:justify-single-word="false"/>
      <style:text-properties officeooo:rsid="006ec458" officeooo:paragraph-rsid="00751dfb"/>
    </style:style>
    <style:style style:name="P39" style:family="paragraph" style:parent-style-name="Table_20_Contents">
      <style:text-properties officeooo:rsid="003f51e6" officeooo:paragraph-rsid="0079b452"/>
    </style:style>
    <style:style style:name="P40" style:family="paragraph" style:parent-style-name="Table_20_Contents">
      <style:paragraph-properties fo:margin-top="0.101cm" fo:margin-bottom="0.101cm" loext:contextual-spacing="false" text:number-lines="false" text:line-number="0" style:vertical-align="auto" style:snap-to-layout-grid="false"/>
      <style:text-properties officeooo:paragraph-rsid="004a9bab"/>
    </style:style>
    <style:style style:name="P41" style:family="paragraph" style:parent-style-name="Table_20_Contents">
      <style:paragraph-properties fo:margin-top="0.101cm" fo:margin-bottom="0.101cm" loext:contextual-spacing="false" text:number-lines="false" text:line-number="0" style:vertical-align="auto" style:snap-to-layout-grid="false"/>
      <style:text-properties officeooo:paragraph-rsid="004d075d"/>
    </style:style>
    <style:style style:name="P42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3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4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5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6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7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8" style:family="paragraph" style:parent-style-name="Standard">
      <style:text-properties officeooo:paragraph-rsid="004d075d"/>
    </style:style>
    <style:style style:name="P49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0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54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56" style:family="paragraph" style:parent-style-name="Horizontal_20_Line">
      <style:text-properties officeooo:paragraph-rsid="00751dfb"/>
    </style:style>
    <style:style style:name="P57" style:family="paragraph" style:parent-style-name="Text_20_body" style:master-page-name="">
      <style:paragraph-properties fo:margin-top="0cm" fo:margin-bottom="0.101cm" loext:contextual-spacing="false" style:page-number="auto" fo:keep-with-next="always"/>
      <style:text-properties fo:font-weight="bold" officeooo:rsid="006d0d27" officeooo:paragraph-rsid="00751dfb" style:font-weight-asian="bold" style:font-weight-complex="bold"/>
    </style:style>
    <style:style style:name="P58" style:family="paragraph" style:parent-style-name="Text_20_body">
      <style:text-properties officeooo:rsid="004a899b" officeooo:paragraph-rsid="004af7fb"/>
    </style:style>
    <style:style style:name="P59" style:family="paragraph" style:parent-style-name="Text_20_body">
      <style:text-properties officeooo:rsid="004a899b" officeooo:paragraph-rsid="007b9783"/>
    </style:style>
    <style:style style:name="P60" style:family="paragraph" style:parent-style-name="Heading_20_2" style:list-style-name="WW8Num1"/>
    <style:style style:name="P61" style:family="paragraph" style:parent-style-name="Heading_20_2" style:list-style-name="WW8Num1">
      <style:text-properties officeooo:rsid="004af7fb"/>
    </style:style>
    <style:style style:name="P62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3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64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5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6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7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rsid="002103be" officeooo:paragraph-rsid="004a899b" style:font-name-asian="Arial Unicode MS" style:font-name-complex="Tahoma"/>
    </style:style>
    <style:style style:name="P68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9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70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7b9783" officeooo:paragraph-rsid="007b9783" style:font-name-asian="Arial Unicode MS" style:font-name-complex="Tahoma"/>
    </style:style>
    <style:style style:name="P71" style:family="paragraph" style:parent-style-name="Heading" style:master-page-name="Landscape">
      <style:paragraph-properties fo:text-align="center" style:justify-single-word="false" style:page-number="auto"/>
      <style:text-properties officeooo:rsid="004a899b" officeooo:paragraph-rsid="004a89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fo:font-weight="bold" officeooo:rsid="007714c3" style:font-weight-asian="bold" style:font-weight-complex="bold"/>
    </style:style>
    <style:style style:name="T4" style:family="text">
      <style:text-properties officeooo:rsid="001ece33"/>
    </style:style>
    <style:style style:name="T5" style:family="text">
      <style:text-properties officeooo:rsid="004a899b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4a899b" style:font-weight-asian="bold" style:font-weight-complex="bold"/>
    </style:style>
    <style:style style:name="T8" style:family="text">
      <style:text-properties fo:language="ru" fo:country="RU" officeooo:rsid="004a899b"/>
    </style:style>
    <style:style style:name="T9" style:family="text">
      <style:text-properties fo:language="ru" fo:country="RU" officeooo:rsid="0074d54c"/>
    </style:style>
    <style:style style:name="T10" style:family="text">
      <style:text-properties officeooo:rsid="004af7fb"/>
    </style:style>
    <style:style style:name="T11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2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3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4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5" style:family="text">
      <style:text-properties officeooo:rsid="0051eea9"/>
    </style:style>
    <style:style style:name="T16" style:family="text">
      <style:text-properties officeooo:rsid="005e4fe1"/>
    </style:style>
    <style:style style:name="T17" style:family="text">
      <style:text-properties officeooo:rsid="002103be" style:font-name-asian="Arial Unicode MS" style:font-name-complex="Tahoma"/>
    </style:style>
    <style:style style:name="T18" style:family="text">
      <style:text-properties officeooo:rsid="0025af9a" style:font-name-asian="Arial Unicode MS" style:font-name-complex="Tahoma"/>
    </style:style>
    <style:style style:name="T19" style:family="text">
      <style:text-properties officeooo:rsid="001ece33" style:font-name-asian="Arial Unicode MS" style:font-name-complex="Tahoma"/>
    </style:style>
    <style:style style:name="T20" style:family="text">
      <style:text-properties officeooo:rsid="00498dde" style:font-name-asian="Arial Unicode MS" style:font-name-complex="Tahoma"/>
    </style:style>
    <style:style style:name="T21" style:family="text">
      <style:text-properties officeooo:rsid="00445247" style:font-name-asian="Arial Unicode MS" style:font-name-complex="Tahoma"/>
    </style:style>
    <style:style style:name="T22" style:family="text">
      <style:text-properties officeooo:rsid="0068d84c"/>
    </style:style>
    <style:style style:name="T23" style:family="text">
      <style:text-properties fo:font-style="italic" officeooo:rsid="0068d84c" style:font-style-asian="italic" style:font-style-complex="italic"/>
    </style:style>
    <style:style style:name="T24" style:family="text">
      <style:text-properties fo:font-style="italic" officeooo:rsid="008633a9" style:font-style-asian="italic" style:font-style-complex="italic"/>
    </style:style>
    <style:style style:name="T25" style:family="text">
      <style:text-properties fo:color="#c0c0c0" officeooo:rsid="004e0e00"/>
    </style:style>
    <style:style style:name="T26" style:family="text">
      <style:text-properties fo:color="#c0c0c0" officeooo:rsid="0052fbd6"/>
    </style:style>
    <style:style style:name="T27" style:family="text">
      <style:text-properties fo:color="#c0c0c0" style:font-name="Liberation Sans1" fo:font-size="10pt" fo:font-weight="normal" officeooo:rsid="0074d54c" fo:background-color="transparent" loext:char-shading-value="0" style:font-weight-asian="normal" style:font-weight-complex="normal"/>
    </style:style>
    <style:style style:name="T28" style:family="text">
      <style:text-properties fo:color="#c0c0c0" style:font-name="Liberation Sans1" fo:font-size="10pt" fo:language="ru" fo:country="RU" fo:font-weight="normal" officeooo:rsid="0052fbd6" fo:background-color="transparent" loext:char-shading-value="0" style:font-weight-asian="normal" style:font-weight-complex="normal"/>
    </style:style>
    <style:style style:name="T29" style:family="text">
      <style:text-properties fo:color="#c0c0c0" style:font-name="Liberation Sans1" fo:font-size="10pt" fo:language="ru" fo:country="RU" fo:font-weight="normal" officeooo:rsid="0070df5d" fo:background-color="transparent" loext:char-shading-value="0" style:font-weight-asian="normal" style:font-weight-complex="normal"/>
    </style:style>
    <style:style style:name="T30" style:family="text">
      <style:text-properties fo:color="#c0c0c0" style:font-name="Liberation Sans1" fo:font-size="10pt" fo:language="ru" fo:country="RU" fo:font-weight="normal" officeooo:rsid="0074d54c" fo:background-color="transparent" loext:char-shading-value="0" style:font-weight-asian="normal" style:font-weight-complex="normal"/>
    </style:style>
    <style:style style:name="T31" style:family="text">
      <style:text-properties fo:color="#c0c0c0" style:font-name="Liberation Sans1" fo:font-size="10pt" fo:language="ru" fo:country="RU" fo:font-style="normal" fo:font-weight="normal" officeooo:rsid="00888004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c0c0c0" style:font-name="Liberation Sans1" fo:font-size="10pt" officeooo:rsid="0052fbd6"/>
    </style:style>
    <style:style style:name="T33" style:family="text">
      <style:text-properties officeooo:rsid="0087776f"/>
    </style:style>
    <style:style style:name="T34" style:family="text">
      <style:text-properties officeooo:rsid="006cdba2"/>
    </style:style>
    <style:style style:name="T35" style:family="text">
      <style:text-properties officeooo:rsid="00745501"/>
    </style:style>
    <style:style style:name="T36" style:family="text">
      <style:text-properties fo:font-style="normal" officeooo:rsid="005f87eb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1">[FULLNAME]. Описание процесса</text:p>
      <text:list xml:id="list8355760194412855597" text:style-name="WW8Num1">
        <text:list-item>
          <text:h text:style-name="P65" text:outline-level="1">Цель и задачи процесса</text:h>
        </text:list-item>
      </text:list>
      <text:p text:style-name="P15"><text:span text:style-name="T6">Название процесса — «</text:span><text:span text:style-name="T7">[FULLNAME]</text:span><text:span text:style-name="T6">», краткое название «</text:span><text:span text:style-name="T8">[NAME]</text:span><text:span text:style-name="T6">», </text:span><text:span text:style-name="T8">обозначение «[SHORTNAME]»</text:span><text:span text:style-name="T9"> </text:span><text:span text:style-name="T29">#</text:span><text:span text:style-name="T30">[ID]</text:span><text:span text:style-name="T28">]</text:span><text:span text:style-name="T6">.</text:span></text:p>
      <text:p text:style-name="P3">Владелец процесса — <text:span text:style-name="T2">[OWNER]</text:span>.</text:p>
      <text:p text:style-name="P50">Цель процесса — <text:span text:style-name="T5">[GOAL]</text:span>.</text:p>
      <text:p text:style-name="P10">Краткое описание: [DESCRIPTION].</text:p>
      <text:p text:style-name="P16"><text:span text:style-name="T15">П</text:span>роцесс <text:span text:style-name="T15">относится к процессу</text:span>: <text:span text:style-name="T1">[PARENT]</text:span><text:span text:style-name="T3"> </text:span><text:span text:style-name="T27">[PARENT_ID]</text:span><text:span text:style-name="T1">.</text:span></text:p>
      <text:p text:style-name="P11">[SUB_PROCESS]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6">[SP]</text:p>
          </table:table-cell>
          <table:table-cell table:style-name="SUBPROC.A1" office:value-type="string">
            <text:p text:style-name="P39">[SPNAME]<text:span text:style-name="T36"> </text:span><text:span text:style-name="T31">#[SP_ID]</text:span></text:p>
          </table:table-cell>
        </table:table-row>
      </table:table>
      <text:p text:style-name="P56"/>
      <text:p text:style-name="P57">[METRICS]</text:p>
      <table:table table:name="TABLE_METRICS" table:style-name="TABLE_5f_METRICS">
        <table:table-column table:style-name="TABLE_5f_METRICS.A"/>
        <table:table-column table:style-name="TABLE_5f_METRICS.B"/>
        <table:table-row>
          <table:table-cell table:style-name="TABLE_5f_METRICS.A1" office:value-type="string">
            <text:p text:style-name="P38"/>
          </table:table-cell>
          <table:table-cell table:style-name="TABLE_5f_METRICS.A1" office:value-type="string">
            <text:p text:style-name="P38"><text:span text:style-name="T35">[MEN] ([MED])</text:span> <text:span text:style-name="T32">#[IDM]</text:span></text:p>
          </table:table-cell>
        </table:table-row>
      </table:table>
      <text:list xml:id="list145819860534092" text:continue-numbering="true" text:style-name="WW8Num1">
        <text:list-item>
          <text:h text:style-name="P66" text:outline-level="1">Информационные ресурсы процесса</text:h>
          <text:list>
            <text:list-item>
              <text:h text:style-name="P62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7">[NN]</text:p>
          </table:table-cell>
          <table:table-cell table:style-name="TABLE_5f_DOCS.B1" office:value-type="string">
            <text:p text:style-name="P36">[ND]<text:span text:style-name="T22"> </text:span><text:span text:style-name="T25">#</text:span><text:span text:style-name="T26">[IDD]</text:span><text:span text:style-name="T22">, </text:span><text:span text:style-name="T23">[STATUS_DOC] <text:s/>[APPROVED]</text:span></text:p>
          </table:table-cell>
        </table:table-row>
      </table:table>
      <text:p text:style-name="P14">[CONTRACTS]</text:p>
      <table:table table:name="TABLE_CONTRACTS" table:style-name="TABLE_5f_CONTRACTS">
        <table:table-column table:style-name="TABLE_5f_CONTRACTS.A"/>
        <table:table-row table:style-name="TABLE_5f_CONTRACTS.1">
          <table:table-cell table:style-name="TABLE_5f_CONTRACTS.A1" office:value-type="string">
            <text:p text:style-name="P37"><text:span text:style-name="T33">[CONTRACT_NAME] [CONTRACT_DATE] <text:s/></text:span><text:span text:style-name="T24">[AGENT_NAME]</text:span></text:p>
          </table:table-cell>
        </table:table-row>
      </table:table>
      <text:p text:style-name="P13"/>
      <text:list xml:id="list145818722896600" text:continue-numbering="true" text:style-name="WW8Num1">
        <text:list-item>
          <text:list>
            <text:list-item>
              <text:h text:style-name="P63" text:outline-level="2"><text:span text:style-name="T17">Р</text:span><text:span text:style-name="T18">абочие места</text:span><text:span text:style-name="T19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8">[WW]</text:p>
          </table:table-cell>
          <table:table-cell table:style-name="TABLE_5f_PLACES.A1" office:value-type="string">
            <text:p text:style-name="P20">[DESIGNATION]</text:p>
          </table:table-cell>
          <table:table-cell table:style-name="TABLE_5f_PLACES.A1" office:value-type="string">
            <text:p text:style-name="P21">[LOCA]</text:p>
          </table:table-cell>
          <table:table-cell table:style-name="TABLE_5f_PLACES.D1" office:value-type="string">
            <text:p text:style-name="P30">[WDESCRIPTION]</text:p>
          </table:table-cell>
        </table:table-row>
      </table:table>
      <text:p text:style-name="Text_20_body"/>
      <text:list xml:id="list145820358091537" text:continue-numbering="true" text:style-name="WW8Num1">
        <text:list-item>
          <text:list>
            <text:list-item>
              <text:h text:style-name="P64" text:outline-level="2"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2">[PP]</text:p>
          </table:table-cell>
          <table:table-cell table:style-name="TABLE_5f_BAPPS.A1" office:value-type="string">
            <text:p text:style-name="P23">[NA]</text:p>
          </table:table-cell>
          <table:table-cell table:style-name="TABLE_5f_BAPPS.A1" office:value-type="string">
            <text:p text:style-name="P31">[ADESCRIPTION]</text:p>
          </table:table-cell>
          <table:table-cell table:style-name="TABLE_5f_BAPPS.D1" office:value-type="string">
            <text:p text:style-name="P32">[APURPOSE]</text:p>
          </table:table-cell>
        </table:table-row>
      </table:table>
      <text:p text:style-name="Text_20_body"/>
      <text:list xml:id="list145819883333148" text:continue-numbering="true" text:style-name="WW8Num1">
        <text:list-item>
          <text:list>
            <text:list-item>
              <text:h text:style-name="P63" text:outline-level="2"><text:soft-page-break/><text:span text:style-name="T20">Р</text:span><text:span text:style-name="T21">есурсы </text:span><text:span text:style-name="T19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4">[IR]</text:p>
          </table:table-cell>
          <table:table-cell table:style-name="IRESOURCES.A1" office:value-type="string">
            <text:p text:style-name="P28">[LABEL]</text:p>
          </table:table-cell>
          <table:table-cell table:style-name="IRESOURCES.A1" office:value-type="string">
            <text:p text:style-name="P33">[LOCATION]</text:p>
            <text:p text:style-name="P34">[ALOCATION]</text:p>
          </table:table-cell>
          <table:table-cell table:style-name="IRESOURCES.D1" office:value-type="string">
            <text:p text:style-name="P35">[RPURPOSE]</text:p>
            <text:p text:style-name="P25">[NOTE]</text:p>
          </table:table-cell>
        </table:table-row>
      </table:table>
      <text:p text:style-name="P53"/>
      <text:list xml:id="list145820438343587" text:continue-numbering="true" text:style-name="WW8Num1">
        <text:list-item>
          <text:h text:style-name="P67" text:outline-level="1">Роли в процессе</text:h>
        </text:list-item>
      </text:list>
      <text:p text:style-name="P49">В процессе оказания клиентам услуги информирования сотрудники выполняют определённые действия, сгруппированные по ролям <text:s/>(в скобках указаны рабочие места, где эти действия выполняются).</text:p>
      <text:p text:style-name="P12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19">[RR]</text:p>
          </table:table-cell>
          <table:table-cell table:style-name="TABLE_5f_ROLES.A1" office:value-type="string">
            <text:p text:style-name="P27">[NR]</text:p>
          </table:table-cell>
          <table:table-cell table:style-name="TABLE_5f_ROLES.C1" office:value-type="string">
            <text:p text:style-name="P29">[RDESCRIPTION]</text:p>
          </table:table-cell>
        </table:table-row>
      </table:table>
      <text:p text:style-name="P52"/>
      <text:list xml:id="list145819680546313" text:continue-numbering="true" text:style-name="WW8Num1">
        <text:list-item>
          <text:h text:style-name="P68" text:outline-level="1"><text:span text:style-name="T4">Процесс</text:span> [NAME]</text:h>
        </text:list-item>
      </text:list>
      <text:p text:style-name="P5">&lt;Здесь идет собственно описание процесса&gt;</text:p>
      <text:list xml:id="list145819690251682" text:continue-numbering="true" text:style-name="WW8Num1">
        <text:list-item>
          <text:list>
            <text:list-item>
              <text:h text:style-name="P61" text:outline-level="2">Начало</text:h>
            </text:list-item>
          </text:list>
        </text:list-item>
      </text:list>
      <text:p text:style-name="P6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145820358444549" text:continue-numbering="true" text:style-name="WW8Num1">
        <text:list-item>
          <text:list>
            <text:list-item>
              <text:h text:style-name="P61" text:outline-level="2">Продолжение</text:h>
            </text:list-item>
          </text:list>
        </text:list-item>
      </text:list>
      <text:p text:style-name="P7">&lt;здесь надо описать что делается в процессе. Кто, когда, зачем, что делает, как контролир<text:span text:style-name="T34">у</text:span>ется&gt;</text:p>
      <text:list xml:id="list145820579140258" text:continue-numbering="true" text:style-name="WW8Num1">
        <text:list-item>
          <text:list>
            <text:list-item>
              <text:h text:style-name="P60" text:outline-level="2">Завершение</text:h>
            </text:list-item>
          </text:list>
        </text:list-item>
      </text:list>
      <text:p text:style-name="P8">&lt;здесь надо описать как завер<text:span text:style-name="T34">ш</text:span>ается процесс, что для этого необходимо. Например, принять заявку на отключение, расторгнуть договор, отключить услугу, удалить ПО.&gt;</text:p>
      <text:list xml:id="list145819144513595" text:continue-numbering="true" text:style-name="WW8Num1">
        <text:list-item>
          <text:list>
            <text:list-item>
              <text:h text:style-name="P60" text:outline-level="2">Особенности</text:h>
            </text:list-item>
          </text:list>
        </text:list-item>
      </text:list>
      <text:p text:style-name="P9"/>
      <text:list xml:id="list145820321745931" text:continue-numbering="true" text:style-name="WW8Num1">
        <text:list-item>
          <text:h text:style-name="P68" text:outline-level="1">Информационная <text:span text:style-name="T4">безопасность</text:span></text:h>
        </text:list-item>
      </text:list>
      <text:p text:style-name="P58">&lt;Здесь <text:span text:style-name="T10">надо описать особенности процесса, связанные с правами доступа</text:span>&gt;</text:p>
      <text:p text:style-name="P58"/>
      <text:list xml:id="list145820049268276" text:continue-numbering="true" text:style-name="WW8Num1">
        <text:list-item>
          <text:h text:style-name="P70" text:outline-level="1"><text:soft-page-break/>Обеспечение непрерывности</text:h>
        </text:list-item>
      </text:list>
      <text:p text:style-name="P59">&lt;Здесь <text:span text:style-name="T10">надо описать меры по обеспечению непрерывности процесса: резервирование, резервное копирование, восстановление, допустимое время прерывания процесса</text:span>&gt;</text:p>
      <text:list xml:id="list145820610863805" text:continue-numbering="true" text:style-name="WW8Num1">
        <text:list-item>
          <text:h text:style-name="P69" text:outline-level="1">Ответственность</text:h>
        </text:list-item>
      </text:list>
      <text:p text:style-name="P4">За работу элементов инфраструктуры, участвующих в процессе <text:span text:style-name="T10">[NAME]</text:span>, отвечает начальник управления информационных технологий.</text:p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5">[USER_POSITION]<text:line-break/><text:span text:style-name="T16">[REPORT_DATE] г.</text:span>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3">/ [USER_NAME] /</text:p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6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7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</table:table>
      <text:p text:style-name="P51"/>
      <text:p text:style-name="P51"/>
      <text:p text:style-name="P55"><text:span text:style-name="T11">Приложение</text:span><text:span text:style-name="T12"> 1</text:span></text:p>
      <text:p text:style-name="Heading"><text:span text:style-name="T14">Особенности процесса [NAME]</text:span><text:span text:style-name="T13">.</text:span></text:p>
      <text:p text:style-name="P54">&lt;Здесь можно указать какие-то особенности, уточнения процесса&gt;</text:p>
      <text:p text:style-name="P54"/>
      <text:p text:style-name="P54"/>
      <text:p text:style-name="P5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4">[USER_POSITION]<text:line-break/>[REPORT_DATE] г.</text:p>
          </table:table-cell>
          <table:table-cell table:style-name="Таблица5.B1" office:value-type="string">
            <text:p text:style-name="P41"/>
          </table:table-cell>
          <table:table-cell table:style-name="Таблица5.B1" office:value-type="string">
            <text:p text:style-name="P44">/ [USER_NAME] /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loext:contextual-spacing="false" fo:text-align="center" style:justify-single-word="false" style:page-number="auto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loext:contextual-spacing="false" fo:text-align="justify" style:justify-single-word="false" fo:text-indent="1.499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loext:contextual-spacing="false" fo:text-align="start" style:justify-single-word="false" fo:hyphenation-ladder-count="no-limit" fo:text-indent="1.499cm" style:auto-text-indent="false"/>
      <style:text-properties style:use-window-font-color="tru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loext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T6M48S</meta:editing-duration>
    <meta:editing-cycles>13</meta:editing-cycles>
    <meta:initial-creator>Бикмансуров Роберт</meta:initial-creator>
    <meta:creation-date>2014-09-29T19:09:15.699664202</meta:creation-date>
    <dc:description>заготовка Описания процесса, требует доработки</dc:description>
    <dc:title>Описание процесса</dc:title>
    <dc:date>2015-11-12T14:58:18.480097995</dc:date>
    <dc:creator>Роберт Мулланурович Бикмансуров</dc:creator>
    <meta:document-statistic meta:table-count="11" meta:image-count="0" meta:object-count="0" meta:page-count="4" meta:paragraph-count="65" meta:word-count="256" meta:character-count="2093" meta:non-whitespace-character-count="1896"/>
  </office:meta>
</office:document-meta>
</file>